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59.0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Stückliste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Nr.</text:p>
          </table:table-cell>
          <table:table-cell office:value-type="string" calcext:value-type="string">
            <text:p>Artikel</text:p>
          </table:table-cell>
          <table:table-cell table:style-name="Default" office:value-type="string" calcext:value-type="string">
            <text:p>Anzahl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Leist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Me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C-DC Spannungswandler</text:p>
          </table:table-cell>
          <table:table-cell office:value-type="float" office:value="1" calcext:value-type="float">
            <text:p>1</text:p>
          </table:table-cell>
          <table:table-cell office:value-type="float" office:value="8.69" calcext:value-type="float">
            <text:p>8,69</text:p>
          </table:table-cell>
          <table:table-cell office:value-type="string" calcext:value-type="string">
            <text:p>5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tztei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V2,5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lais Modul 4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splay 20x4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7,99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mperatursensor DHT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V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lligkeitssens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V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rdfeuchtesens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V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ED-Kontak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üft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V/0,11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rvomo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asserpump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D-Lich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rossel 100m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ondensator 47u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tentiometer 10k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s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EM-Profil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MMA-Platte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charnier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iff (Klappe vorn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hläuch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n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chaltkasten 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hrauben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uttern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09:37:36.840330356</meta:creation-date>
    <dc:date>2019-08-09T09:56:49.051627963</dc:date>
    <meta:editing-duration>PT19M11S</meta:editing-duration>
    <meta:editing-cycles>4</meta:editing-cycles>
    <meta:generator>LibreOffice/6.0.7.3$Linux_X86_64 LibreOffice_project/00m0$Build-3</meta:generator>
    <meta:document-statistic meta:table-count="1" meta:cell-count="97" meta:object-count="0"/>
  </office:meta>
</office:document-meta>
</file>